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29.02mm"/>
    </style:style>
    <style:style style:name="co4" style:family="table-column">
      <style:table-column-properties fo:break-before="auto" style:column-width="129.63mm"/>
    </style:style>
    <style:style style:name="co5" style:family="table-column">
      <style:table-column-properties fo:break-before="auto" style:column-width="93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81d41a" fo:border="0.06pt solid #000000"/>
    </style:style>
    <style:style style:name="ce7" style:family="table-cell" style:parent-style-name="Default">
      <style:table-cell-properties fo:background-color="#ff0000" fo:border="0.06pt solid #000000"/>
    </style:style>
    <style:style style:name="ce14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RedCards" table:style-name="ta1">
        <table:table-column table:style-name="co1" table:default-cell-style-name="Default"/>
        <table:table-column table:style-name="co1" table:default-cell-style-name="ce3"/>
        <table:table-column table:style-name="co2" table:number-columns-repeated="4" table:default-cell-style-name="ce3"/>
        <table:table-column table:style-name="co3" table:default-cell-style-name="ce9"/>
        <table:table-column table:style-name="co1" table:number-columns-repeated="5" table:default-cell-style-name="ce9"/>
        <table:table-column table:style-name="co4" table:default-cell-style-name="Default"/>
        <table:table-row table:style-name="ro1">
          <table:table-cell/>
          <table:table-cell table:style-name="Default" office:value-type="string" calcext:value-type="string">
            <text:p>Implemented</text:p>
          </table:table-cell>
          <table:table-cell table:style-name="Default" office:value-type="string" calcext:value-type="string">
            <text:p>Card</text:p>
          </table:table-cell>
          <table:table-cell table:style-name="Default" office:value-type="string" calcext:value-type="string">
            <text:p>Unit</text:p>
          </table:table-cell>
          <table:table-cell table:style-name="Default" office:value-type="string" calcext:value-type="string">
            <text:p>Modifier</text:p>
          </table:table-cell>
          <table:table-cell table:style-name="Default" office:value-type="string" calcext:value-type="string">
            <text:p>Art</text:p>
          </table:table-cell>
          <table:table-cell table:style-name="Default" table:number-columns-repeated="6"/>
          <table:table-cell office:value-type="string" calcext:value-type="string">
            <text:p>Fort full of frogs</text:p>
          </table:table-cell>
        </table:table-row>
        <table:table-row table:style-name="ro1" table:number-rows-repeated="2">
          <table:table-cell/>
          <table:table-cell table:style-name="Default" table:number-columns-repeated="11"/>
          <table:table-cell/>
        </table:table-row>
        <table:table-row table:style-name="ro1">
          <table:table-cell office:value-type="string" calcext:value-type="string">
            <text:p>Is Frog?</text:p>
          </table:table-cell>
          <table:table-cell table:style-name="Default" table:number-columns-repeated="5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Rarit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Attack</text:p>
          </table:table-cell>
          <table:table-cell table:style-name="ce2" office:value-type="string" calcext:value-type="string">
            <text:p>Stamina</text:p>
          </table:table-cell>
          <table:table-cell table:style-name="ce2" office:value-type="string" calcext:value-type="string">
            <text:p>Effec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hield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efensiv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Frog Arm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+ 5 Armou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Two Fro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Froggy 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Increase units in zone’s power by 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Guard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 1 Armour at end of tur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Mystic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ect cards cost 1 le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J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d of combat move this Unit to the other zon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General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ensive</text:p>
            <text:p>Units in the Attack Zone get +1 Attac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Frog Frie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Exhaust Target Unit and its opposing enemy uni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L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ENSIVE</text:p>
            <text:p>Creates 2 Lumber on entr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Lo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Banner Fr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t cards cost 1 le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Flute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ICAL</text:p>
            <text:p>MUSICAL units get +1 Attack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Drum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SICAL</text:p>
            <text:p>MUSICAL units get +1 Attack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Horn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USICAL</text:p>
            <text:p>MUSICAL units get +1 Attack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Tuba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SICAL</text:p>
            <text:p>MUSICAL units get +3 Attac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pear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 enter: Opposing unit loses 2 attack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B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 enter: Enemy units in the opposite zone lose 3 stamina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pawn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Create 3 Frog Spaw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Frog Spa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tes a tadpole when it dies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Lily 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SSIVE</text:p>
            <text:p>Units gain +1 stamina on enter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m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ENSIVE</text:p>
            <text:p>Lose 100 attack at the start of tur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Frog D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ginning of turn reduce enemies’ attack by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Frog F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Until your next turn, gain 100 block power and enemy gains 100 block pow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Big Cro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All units lose 1 attack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Power Ribb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Select Unit. Enemy takes its power as damage. Lower stamina by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Leap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ASIV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Tadpo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Drizz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Enemy units get -1 attack this rou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ump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Target ally gains EVASIV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Chorus Cro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Deal 2 damage per Unit in selected zone to the ene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Wet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t 2 Drizzle cards in your ha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Fear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d of combat units in the opposite zone lose 1 stami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neaky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t a Frog Bomb in the enemy’s ha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Frog Bom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Take 3 dam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table:number-columns-repeated="5"/>
          <table:table-cell office:value-type="string" calcext:value-type="string">
            <text:p>Jungle Frog</text:p>
          </table:table-cell>
          <table:table-cell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table:number-columns-repeated="5"/>
          <table:table-cell office:value-type="string" calcext:value-type="string">
            <text:p>Fire Frog</text:p>
          </table:table-cell>
          <table:table-cell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table:number-columns-repeated="5"/>
          <table:table-cell office:value-type="string" calcext:value-type="string">
            <text:p>Builder Frog</text:p>
          </table:table-cell>
          <table:table-cell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table:number-columns-repeated="5"/>
          <table:table-cell office:value-type="string" calcext:value-type="string">
            <text:p>Handsome Frog</text:p>
          </table:table-cell>
          <table:table-cell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table:number-columns-repeated="5"/>
          <table:table-cell office:value-type="string" calcext:value-type="string">
            <text:p>Cute Frog</text:p>
          </table:table-cell>
          <table:table-cell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table:number-columns-repeated="5"/>
          <table:table-cell office:value-type="string" calcext:value-type="string">
            <text:p>Tuxedo Frog</text:p>
          </table:table-cell>
          <table:table-cell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Tongue Wh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Reduce Highest attack unit (in a zone) stamina to 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Frog Sh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RA: +2 power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py Fr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DERCOVER</text:p>
            <text:p>AURA: Units lose -1 power end of tur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Big Fr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" table:number-columns-repeated="5"/>
          <table:table-cell office:value-type="string" calcext:value-type="string">
            <text:p>Frog P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table:number-columns-repeated="5"/>
          <table:table-cell office:value-type="string" calcext:value-type="string">
            <text:p>Ghost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" table:number-columns-repeated="5"/>
          <table:table-cell office:value-type="string" calcext:value-type="string">
            <text:p>Delu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table:style-name="ce6" office:value-type="string" calcext:value-type="string">
            <text:p>Enemy units get -2 attack this rou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table:number-columns-repeated="5"/>
          <table:table-cell office:value-type="string" calcext:value-type="string">
            <text:p>Frog Weigh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table:style-name="ce6" office:value-type="string" calcext:value-type="string">
            <text:p>Target ally gains 5 attac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table:number-columns-repeated="5"/>
          <table:table-cell office:value-type="string" calcext:value-type="string">
            <text:p>Frog Cha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" table:number-columns-repeated="5"/>
          <table:table-cell office:value-type="string" calcext:value-type="string">
            <text:p>Batterin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PASSIVE Allies gain +1 attac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table:number-columns-repeated="5"/>
          <table:table-cell office:value-type="string" calcext:value-type="string">
            <text:p>Siege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On enter: Allies gain +1 stamin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" table:number-columns-repeated="5"/>
          <table:table-cell office:value-type="string" calcext:value-type="string">
            <text:p>Frogap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End of combat: Exhaust the ally to the left. Enemy takes damage equal to its attac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table:number-columns-repeated="5"/>
          <table:table-cell office:value-type="string" calcext:value-type="string">
            <text:p>Command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" table:number-columns-repeated="5"/>
          <table:table-cell office:value-type="string" calcext:value-type="string">
            <text:p>Flo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table:style-name="ce6" office:value-type="string" calcext:value-type="string">
            <text:p>Enemy units get -4 attack this rou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table:number-columns-repeated="5"/>
          <table:table-cell office:value-type="string" calcext:value-type="string">
            <text:p>God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table:number-columns-repeated="5"/>
          <table:table-cell office:value-type="string" calcext:value-type="string">
            <text:p>Rainbow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table:number-columns-repeated="5"/>
          <table:table-cell office:value-type="string" calcext:value-type="string">
            <text:p>Shiny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table:number-columns-repeated="2"/>
          <table:table-cell table:style-name="ce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4" table:number-columns-repeated="5"/>
          <table:table-cell office:value-type="string" calcext:value-type="string">
            <text:p>Potion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ther Units don’t lose stamina at end of turn.</text:p>
            <text:p>When this unit is exhausted, exhaust all units in this zone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table:number-columns-repeated="5"/>
          <table:table-cell office:value-type="string" calcext:value-type="string">
            <text:p>Kin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Requires 3 Units in a zone to pla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table:number-columns-repeated="5"/>
          <table:table-cell office:value-type="string" calcext:value-type="string">
            <text:p>Sad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table:number-columns-repeated="2"/>
          <table:table-cell table:style-name="ce9"/>
        </table:table-row>
        <table:table-row table:style-name="ro1">
          <table:table-cell table:formula="of:=SUM([.A5:.A76])" office:value-type="float" office:value="40" calcext:value-type="float">
            <text:p>40</text:p>
          </table:table-cell>
          <table:table-cell table:style-name="ce9" table:number-columns-repeated="5"/>
          <table:table-cell table:number-columns-repeated="6"/>
          <table:table-cell table:style-name="ce9"/>
        </table:table-row>
        <table:table-row table:style-name="ro1">
          <table:table-cell/>
          <table:table-cell table:style-name="ce9" table:number-columns-repeated="5"/>
          <table:table-cell table:number-columns-repeated="6"/>
          <table:table-cell table:style-name="ce9"/>
        </table:table-row>
        <table:table-row table:style-name="ro1" table:number-rows-repeated="21">
          <table:table-cell/>
          <table:table-cell table:style-name="Default" table:number-columns-repeated="5"/>
          <table:table-cell table:style-name="ce5"/>
          <table:table-cell table:style-name="Default" table:number-columns-repeated="5"/>
          <table:table-cell/>
        </table:table-row>
        <table:table-row table:style-name="ro1">
          <table:table-cell/>
          <table:table-cell table:style-name="Default" table:number-columns-repeated="5"/>
          <table:table-cell table:style-name="ce5"/>
          <table:table-cell table:style-name="Default" table:number-columns-repeated="5"/>
          <table:table-cell/>
        </table:table-row>
      </table:table>
      <table:table table:name="Act 1 Cards" table:style-name="ta1">
        <table:table-column table:style-name="co1" table:default-cell-style-name="ce1"/>
        <table:table-column table:style-name="co1" table:default-cell-style-name="ce5"/>
        <table:table-column table:style-name="co1" table:number-columns-repeated="5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Implemented</text:p>
          </table:table-cell>
          <table:table-cell table:style-name="Default"/>
          <table:table-cell table:number-columns-repeated="6"/>
        </table:table-row>
        <table:table-row table:style-name="ro1" table:number-rows-repeated="2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Rarit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Stamina</text:p>
          </table:table-cell>
          <table:table-cell table:style-name="ce2" office:value-type="string" calcext:value-type="string">
            <text:p>Effect</text:p>
          </table:table-cell>
        </table:table-row>
        <table:table-row table:style-name="ro1">
          <table:table-cell/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ield Gobl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g Armou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ell</text:p>
          </table:table-cell>
          <table:table-cell table:number-columns-repeated="2"/>
          <table:table-cell office:value-type="string" calcext:value-type="string">
            <text:p>+ 10 Armour</text:p>
          </table:table-cell>
        </table:table-row>
        <table:table-row table:style-name="ro1">
          <table:table-cell/>
          <table:table-cell office:value-type="string" calcext:value-type="string">
            <text:p>Doubli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pel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p Spiri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pell</text:p>
          </table:table-cell>
          <table:table-cell table:number-columns-repeated="2"/>
          <table:table-cell office:value-type="string" calcext:value-type="string">
            <text:p>Reduce Highest attack unit (in a zone) stamina to 0</text:p>
          </table:table-cell>
        </table:table-row>
        <table:table-row table:style-name="ro1">
          <table:table-cell/>
          <table:table-cell office:value-type="string" calcext:value-type="string">
            <text:p>Shrin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Ogr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oll Bos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</table:table>
      <table:table table:name="Artefact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mplemented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</table:table-row>
        <table:table-row table:style-name="ro1">
          <table:table-cell table:style-name="ce4"/>
          <table:table-cell office:value-type="string" calcext:value-type="string">
            <text:p>Frog Leg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/00/0000</text:date>, <text:time style:data-style-name="N2" text:time-value="20:22:45.0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9T16:59:29.337000000</meta:creation-date>
    <dc:date>2022-02-07T21:40:01.669000000</dc:date>
    <meta:editing-duration>P2DT10H57M10S</meta:editing-duration>
    <meta:editing-cycles>84</meta:editing-cycles>
    <meta:generator>LibreOffice/6.1.2.1$Windows_X86_64 LibreOffice_project/65905a128db06ba48db947242809d14d3f9a93fe</meta:generator>
    <meta:document-statistic meta:table-count="3" meta:cell-count="491" meta:object-count="0"/>
  </office:meta>
</office:document-meta>
</file>